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2e4" officeooo:paragraph-rsid="0014e2e4"/>
    </style:style>
    <style:style style:name="P2" style:family="paragraph" style:parent-style-name="Standard">
      <style:text-properties officeooo:rsid="0015fd96" officeooo:paragraph-rsid="0015fd96"/>
    </style:style>
    <style:style style:name="P3" style:family="paragraph" style:parent-style-name="Standard">
      <style:text-properties officeooo:rsid="0017efeb" officeooo:paragraph-rsid="0017efeb"/>
    </style:style>
    <style:style style:name="P4" style:family="paragraph" style:parent-style-name="Standard">
      <style:text-properties officeooo:rsid="0018636c" officeooo:paragraph-rsid="0018636c"/>
    </style:style>
    <style:style style:name="P5" style:family="paragraph" style:parent-style-name="Standard">
      <style:text-properties officeooo:rsid="001bcb4d" officeooo:paragraph-rsid="001bcb4d"/>
    </style:style>
    <style:style style:name="P6" style:family="paragraph" style:parent-style-name="Standard">
      <style:text-properties officeooo:rsid="001c03ad" officeooo:paragraph-rsid="001c03ad"/>
    </style:style>
    <style:style style:name="P7" style:family="paragraph" style:parent-style-name="Standard">
      <style:text-properties officeooo:rsid="001dc5e3" officeooo:paragraph-rsid="001dc5e3"/>
    </style:style>
    <style:style style:name="P8" style:family="paragraph" style:parent-style-name="Standard">
      <style:text-properties officeooo:rsid="002003bb" officeooo:paragraph-rsid="002003bb"/>
    </style:style>
    <style:style style:name="P9" style:family="paragraph" style:parent-style-name="Standard">
      <style:text-properties officeooo:rsid="0022875a" officeooo:paragraph-rsid="0022875a"/>
    </style:style>
    <style:style style:name="P10" style:family="paragraph" style:parent-style-name="Standard">
      <style:text-properties officeooo:rsid="00233c97" officeooo:paragraph-rsid="00233c97"/>
    </style:style>
    <style:style style:name="P11" style:family="paragraph" style:parent-style-name="Standard">
      <style:text-properties officeooo:rsid="0023d0b4" officeooo:paragraph-rsid="0023d0b4"/>
    </style:style>
    <style:style style:name="P12" style:family="paragraph" style:parent-style-name="Standard">
      <style:text-properties officeooo:rsid="0026aa8d" officeooo:paragraph-rsid="0026aa8d"/>
    </style:style>
    <style:style style:name="P13" style:family="paragraph" style:parent-style-name="Standard">
      <style:text-properties officeooo:rsid="0026aa8d" officeooo:paragraph-rsid="0026aa8d"/>
    </style:style>
    <style:style style:name="P14" style:family="paragraph" style:parent-style-name="Standard">
      <style:text-properties officeooo:rsid="0027a2ed" officeooo:paragraph-rsid="0027a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lenübersicht</text:p>
      <text:p text:style-name="P1"/>
      <text:p text:style-name="P1">proteom daten plasmepsine: </text:p>
      <text:p text:style-name="P1"><text:a xlink:type="simple" xlink:href="https://www.ncbi.nlm.nih.gov/pmc/articles/PMC3149090/" text:style-name="Internet_20_link" text:visited-style-name="Visited_20_Internet_20_Link">https://www.ncbi.nlm.nih.gov/pmc/articles/PMC3149090/</text:a></text:p>
      <text:p text:style-name="P1"/>
      <text:p text:style-name="P2">hemoglobin uptake:</text:p>
      <text:p text:style-name="P2"><text:a xlink:type="simple" xlink:href="http://www.pnas.org/content/105/7/2463.short" text:style-name="Internet_20_link" text:visited-style-name="Visited_20_Internet_20_Link">http://www.pnas.org/content/105/7/2463.short</text:a></text:p>
      <text:p text:style-name="P3"><text:a xlink:type="simple" xlink:href="https://www.semanticscholar.org/paper/The-malaria-digestive-vacuole.-Wunderlich-Rohrbach/a3435ac73a4858c1a1f339c1431a78e0a075465f" text:style-name="Internet_20_link" text:visited-style-name="Visited_20_Internet_20_Link">https://www.semanticscholar.org/paper/The-malaria-digestive-vacuole.-Wunderlich-Rohrbach/a3435ac73a4858c1a1f339c1431a78e0a075465f</text:a></text:p>
      <text:p text:style-name="P3"/>
      <text:p text:style-name="P4">dv volume:</text:p>
      <text:p text:style-name="P4"><text:a xlink:type="simple" xlink:href="https://pubs.acs.org/doi/abs/10.1021/bi0610348" text:style-name="Internet_20_link" text:visited-style-name="Visited_20_Internet_20_Link">https://pubs.acs.org/doi/abs/10.1021/bi0610348</text:a></text:p>
      <text:p text:style-name="P4"/>
      <text:p text:style-name="P5">hemozoin production:</text:p>
      <text:p text:style-name="P5"><text:a xlink:type="simple" xlink:href="https://pubs.acs.org/doi/abs/10.1021/bi061033f" text:style-name="Internet_20_link" text:visited-style-name="Visited_20_Internet_20_Link">https://pubs.acs.org/doi/abs/10.1021/bi061033f</text:a></text:p>
      <text:p text:style-name="P7"/>
      <text:p text:style-name="P8">hemoglobin konzentration befallener erythrozyten:</text:p>
      <text:p text:style-name="P8"><text:a xlink:type="simple" xlink:href="http://www.bloodjournal.org/content/101/10/4189?sso-checked=true" text:style-name="Internet_20_link" text:visited-style-name="Visited_20_Internet_20_Link">http://www.bloodjournal.org/content/101/10/4189?sso-checked=true</text:a></text:p>
      <text:p text:style-name="P8"/>
      <text:p text:style-name="P9">kinetik falcipain II und hdp:</text:p>
      <text:p text:style-name="P10">https://www.ncbi.nlm.nih.gov/pmc/articles/PMC3619337/</text:p>
      <text:p text:style-name="P9"><text:a xlink:type="simple" xlink:href="http://www.pnas.org/content/pnas/suppl/2013/03/04/1218412110.DCSupplemental/pnas.201218412SI.pdf?targetid=nameddest%3DSF3" text:style-name="Internet_20_link" text:visited-style-name="Visited_20_Internet_20_Link">http://www.pnas.org/content/pnas/suppl/2013/03/04/1218412110.DCSupplemental/pnas.201218412SI.pdf?targetid=nameddest%3DSF3</text:a></text:p>
      <text:p text:style-name="P9"/>
      <text:p text:style-name="P11">hemozoin dichte / molekular gewicht:</text:p>
      <text:p text:style-name="P11"><text:a xlink:type="simple" xlink:href="https://www.ncbi.nlm.nih.gov/pmc/articles/PMC3619337/" text:style-name="Internet_20_link" text:visited-style-name="Visited_20_Internet_20_Link">https://www.ncbi.nlm.nih.gov/pmc/articles/PMC3619337/</text:a></text:p>
      <text:p text:style-name="P11"/>
      <text:p text:style-name="P12">falcipain 2,3 kin daten:</text:p>
      <text:p text:style-name="P12"><text:a xlink:type="simple" xlink:href="https://www.ncbi.nlm.nih.gov/pmc/articles/PMC1222249/pdf/11716777.pdf" text:style-name="Internet_20_link" text:visited-style-name="Visited_20_Internet_20_Link">https://www.ncbi.nlm.nih.gov/pmc/articles/PMC1222249/pdf/11716777.pdf</text:a></text:p>
      <text:p text:style-name="P12"/>
      <text:p text:style-name="P14">histoaspartic protease:</text:p>
      <text:p text:style-name="P14"><text:a xlink:type="simple" xlink:href="https://www.sciencedirect.com/science/article/pii/S1046592806000738" text:style-name="Internet_20_link" text:visited-style-name="Visited_20_Internet_20_Link">https://www.sciencedirect.com/science/article/pii/S1046592806000738</text:a></text:p>
      <text:p text:style-name="P14"/>
      <text:p text:style-name="P9"/>
      <text:p text:style-name="P8"/>
      <text:p text:style-name="P6"/>
      <text:p text:style-name="P5"/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0:11:50.044435765</meta:creation-date>
    <dc:date>2018-09-06T15:59:24.378559104</dc:date>
    <meta:editing-duration>PT52M1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41" meta:character-count="997" meta:non-whitespace-character-count="976"/>
  </office:meta>
</office:document-meta>
</file>